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2" style:family="table-cell" style:parent-style-name="Default" style:data-style-name="N0">
      <style:table-cell-properties fo:background-color="#9bbb59"/>
    </style:style>
    <style:style style:name="ce4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uhv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gem_veranlagt</text:p>
          </table:table-cell>
          <table:table-cell office:value-type="string" calcext:value-type="string">
            <text:p>year</text:p>
          </table:table-cell>
          <table:table-cell table:number-columns-repeated="3"/>
          <table:table-cell table:style-name="ce2" office:value-type="string" calcext:value-type="string">
            <text:p>unterhaltsvors_m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2" office:value-type="float" office:value="205" calcext:value-type="float">
            <text:p>205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2" office:value-type="float" office:value="212" calcext:value-type="float">
            <text:p>212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2">
          <table:table-cell table:number-columns-repeated="17"/>
          <table:table-cell table:style-name="ce2"/>
          <table:table-cell table:number-columns-repeated="1006"/>
        </table:table-row>
        <table:table-row table:style-name="ro2">
          <table:table-cell table:number-columns-repeated="17"/>
          <table:table-cell table:style-name="ce2"/>
          <table:table-cell/>
          <table:table-cell table:style-name="ce4" table:number-columns-spanned="5" table:number-rows-spanned="1"/>
          <table:covered-table-cell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2"/>
          <table:table-cell table:number-columns-repeated="1006"/>
        </table:table-row>
        <table:table-row table:style-name="ro2" table:number-rows-repeated="3">
          <table:table-cell table:number-columns-repeated="17"/>
          <table:table-cell table:style-name="ce2"/>
          <table:table-cell table:number-columns-repeated="2"/>
          <table:table-cell table:style-name="ce3"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2"/>
          <table:table-cell table:number-columns-repeated="100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23:51:28.091969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12T23:52:10.199597527</dc:date>
    <meta:editing-cycles>5</meta:editing-cycles>
    <meta:editing-duration>PT5M56S</meta:editing-duration>
    <meta:document-statistic meta:table-count="1" meta:cell-count="210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